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3d24a" officeooo:paragraph-rsid="0003d24a"/>
    </style:style>
    <style:style style:name="P2" style:family="paragraph" style:parent-style-name="Text_20_body" style:list-style-name="L1">
      <style:text-properties officeooo:rsid="0003d24a" officeooo:paragraph-rsid="0003d24a"/>
    </style:style>
    <style:style style:name="P3" style:family="paragraph" style:parent-style-name="Text_20_body">
      <style:text-properties officeooo:paragraph-rsid="0003d24a"/>
    </style:style>
    <style:style style:name="P4" style:family="paragraph" style:parent-style-name="Text_20_body" style:list-style-name="L1">
      <style:text-properties officeooo:paragraph-rsid="0003d24a"/>
    </style:style>
    <style:style style:name="P5" style:family="paragraph" style:parent-style-name="Text_20_body" style:list-style-name="L1">
      <style:text-properties officeooo:paragraph-rsid="00053c44"/>
    </style:style>
    <style:style style:name="P6" style:family="paragraph" style:parent-style-name="Text_20_body" style:list-style-name="L1">
      <style:text-properties officeooo:rsid="00053c44" officeooo:paragraph-rsid="00053c44"/>
    </style:style>
    <style:style style:name="T1" style:family="text">
      <style:text-properties officeooo:rsid="0003d24a"/>
    </style:style>
    <style:style style:name="T2" style:family="text">
      <style:text-properties officeooo:rsid="00053c44"/>
    </style:style>
    <style:style style:name="T3" style:family="text">
      <style:text-properties style:font-name="Liberation Serif1" officeooo:rsid="00053c44"/>
    </style:style>
    <style:style style:name="T4" style:family="text">
      <style:text-properties style:font-name="Liberation Serif" officeooo:rsid="00053c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ighlights</text:h>
      <text:p text:style-name="P3"/>
      <text:list xml:id="list2872433115" text:style-name="L1">
        <text:list-item>
          <text:p text:style-name="P6">Osteogenesis Imperfecta (OI) trabecular bone is more mineralized compared to healthy</text:p>
        </text:list-item>
        <text:list-item>
          <text:p text:style-name="P4"><text:span text:style-name="T1">OI trabecular bone presents lower bone volume fraction and higher heterogeneity</text:span></text:p>
        </text:list-item>
        <text:list-item>
          <text:p text:style-name="P6">OI trabecular architecture is not degraded for BV/TV and fabric similar to healthy</text:p>
        </text:list-item>
        <text:list-item>
          <text:p text:style-name="P2">HR-pQCT-based homogenized FE can be used for OI trabecular bone stiffness analysis</text:p>
        </text:list-item>
        <text:list-item>
          <text:p text:style-name="P5"><text:span text:style-name="T2">Coarser scan resolution (HR-pQCT vs </text:span><text:span text:style-name="T3">µCT</text:span><text:span text:style-name="T2">) leads to lower stiffness constant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hieu Simon</meta:initial-creator>
    <meta:creation-date>2021-10-13T17:17:45.490874973</meta:creation-date>
    <dc:date>2021-10-13T17:38:16.863003506</dc:date>
    <dc:creator>Mathieu Simon</dc:creator>
    <meta:editing-duration>PT11S</meta:editing-duration>
    <meta:editing-cycles>1</meta:editing-cycles>
    <meta:document-statistic meta:table-count="0" meta:image-count="0" meta:object-count="0" meta:page-count="1" meta:paragraph-count="6" meta:word-count="64" meta:character-count="417" meta:non-whitespace-character-count="364"/>
    <meta:generator>LibreOffice/6.4.7.2$Linux_X86_64 LibreOffice_project/40$Build-2</meta:generator>
  </office:meta>
</office:document-meta>
</file>